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lease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Product Leas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2:23:39.477687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6-30T14:40:25.906158872</dc:date>
    <dc:creator>Ben Olsen</dc:creator>
    <meta:editing-duration>PT1H46M34S</meta:editing-duration>
    <meta:editing-cycles>20</meta:editing-cycles>
    <dc:title>Tables</dc:title>
    <meta:document-statistic meta:table-count="1" meta:cell-count="881" meta:object-count="0"/>
  </office:meta>
</office:document-meta>
</file>